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D000000DDAA9CCF35.svm" manifest:media-type=""/>
  <manifest:file-entry manifest:full-path="Object 1/Pictures/2000000D000000DD000000DD60E35BAE.svm" manifest:media-type=""/>
  <manifest:file-entry manifest:full-path="Object 1/Pictures/2000000D000000DD000000DD0BCC5D0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4.179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3.681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5.059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3.92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2.029cm" svg:height="9.738cm" svg:x="4.083cm" svg:y="5.549cm">
            <draw:object draw:notify-on-update-of-ranges="Лист1.A1:Лист1.A1 Лист1.A2:Лист1.A12 Лист1.H1:Лист1.H1 Лист1.H2:Лист1.H12 Лист1.A1:Лист1.A1 Лист1.A2:Лист1.A12 Лист1.I1:Лист1.I1 Лист1.I2:Лист1.I12 Лист1.A1:Лист1.A1 Лист1.A2:Лист1.A12 Лист1.K1:Лист1.K1 Лист1.K2:Лист1.K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Ожидаемое число шагов</text:p>
          </table:table-cell>
          <table:table-cell office:value-type="string" calcext:value-type="string">
            <text:p><text:s/>Реальное число шагов</text:p>
          </table:table-cell>
          <table:table-cell office:value-type="string" calcext:value-type="string">
            <text:p><text:s/>dx ожидаемое</text:p>
          </table:table-cell>
          <table:table-cell office:value-type="string" calcext:value-type="string">
            <text:p><text:s/>dx реальное</text:p>
          </table:table-cell>
          <table:table-cell office:value-type="string" calcext:value-type="string">
            <text:p><text:s/>Разность постоянна?</text:p>
          </table:table-cell>
          <table:table-cell office:value-type="string" calcext:value-type="string">
            <text:p><text:s/>Полученный результат</text:p>
          </table:table-cell>
          <table:table-cell office:value-type="string" calcext:value-type="string">
            <text:p><text:s/>Требуемый результат</text:p>
          </table:table-cell>
          <table:table-cell office:value-type="string" calcext:value-type="string">
            <text:p>Абсолютная погрешность</text:p>
          </table:table-cell>
          <table:table-cell office:value-type="string" calcext:value-type="string">
            <text:p>Относительная погрешность</text:p>
          </table:table-cell>
          <table:table-cell office:value-type="string" calcext:value-type="string">
            <text:p>Абсолютная погрешность dx</text:p>
          </table:table-cell>
          <table:table-cell office:value-type="string" calcext:value-type="string">
            <text:p>Относительная погрешность d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833333" calcext:value-type="float">
            <text:p>0,0833333</text:p>
          </table:table-cell>
          <table:table-cell office:value-type="string" calcext:value-type="string">
            <text:p><text:s/>true</text:p>
          </table:table-cell>
          <table:table-cell table:number-columns-repeated="2" office:value-type="float" office:value="0.333333" calcext:value-type="float">
            <text:p>0,333333</text:p>
          </table:table-cell>
          <table:table-cell table:formula="of:=[.F2]-[.G2]" office:value-type="float" office:value="0" calcext:value-type="float">
            <text:p>0</text:p>
          </table:table-cell>
          <table:table-cell table:formula="of:=[.H2]/[.G2]" office:value-type="float" office:value="0" calcext:value-type="float">
            <text:p>0</text:p>
          </table:table-cell>
          <table:table-cell table:formula="of:=[.D2]-[.C2]" office:value-type="float" office:value="0" calcext:value-type="float">
            <text:p>0</text:p>
          </table:table-cell>
          <table:table-cell table:formula="of:=[.J2]/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208333" calcext:value-type="float">
            <text:p>0,0208333</text:p>
          </table:table-cell>
          <table:table-cell office:value-type="string" calcext:value-type="string">
            <text:p><text:s/>true</text:p>
          </table:table-cell>
          <table:table-cell office:value-type="float" office:value="0.333334" calcext:value-type="float">
            <text:p>0,333334</text:p>
          </table:table-cell>
          <table:table-cell office:value-type="float" office:value="0.333333" calcext:value-type="float">
            <text:p>0,333333</text:p>
          </table:table-cell>
          <table:table-cell table:formula="of:=[.F3]-[.G3]" office:value-type="float" office:value="0.000000999999999973245" calcext:value-type="float">
            <text:p>0,000001</text:p>
          </table:table-cell>
          <table:table-cell table:formula="of:=[.H3]/[.G3]" office:value-type="float" office:value="0.00000300000299992273" calcext:value-type="float">
            <text:p>0,000003</text:p>
          </table:table-cell>
          <table:table-cell table:formula="of:=[.D3]-[.C3]" office:value-type="float" office:value="0" calcext:value-type="float">
            <text:p>0</text:p>
          </table:table-cell>
          <table:table-cell table:formula="of:=[.J3]/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0.00520833" calcext:value-type="float">
            <text:p>0,00520833</text:p>
          </table:table-cell>
          <table:table-cell office:value-type="float" office:value="0.00520831" calcext:value-type="float">
            <text:p>0,00520831</text:p>
          </table:table-cell>
          <table:table-cell office:value-type="string" calcext:value-type="string">
            <text:p><text:s/>true</text:p>
          </table:table-cell>
          <table:table-cell office:value-type="float" office:value="0.333335" calcext:value-type="float">
            <text:p>0,333335</text:p>
          </table:table-cell>
          <table:table-cell office:value-type="float" office:value="0.333333" calcext:value-type="float">
            <text:p>0,333333</text:p>
          </table:table-cell>
          <table:table-cell table:formula="of:=[.F4]-[.G4]" office:value-type="float" office:value="0.000002000000000002" calcext:value-type="float">
            <text:p>0,000002</text:p>
          </table:table-cell>
          <table:table-cell table:formula="of:=[.H4]/[.G4]" office:value-type="float" office:value="0.000006000006000012" calcext:value-type="float">
            <text:p>0,000006</text:p>
          </table:table-cell>
          <table:table-cell table:formula="of:=[.D4]-[.C4]" office:value-type="float" office:value="-0.0000000199999999998812" calcext:value-type="float">
            <text:p>-0,00000002</text:p>
          </table:table-cell>
          <table:table-cell table:formula="of:=[.J4]/[.C4]" office:value-type="float" office:value="-0.00000384000245757877" calcext:value-type="float">
            <text:p>-0,000003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0.00130208" calcext:value-type="float">
            <text:p>0,00130208</text:p>
          </table:table-cell>
          <table:table-cell office:value-type="float" office:value="0.00130206" calcext:value-type="float">
            <text:p>0,00130206</text:p>
          </table:table-cell>
          <table:table-cell office:value-type="string" calcext:value-type="string">
            <text:p><text:s/>true</text:p>
          </table:table-cell>
          <table:table-cell office:value-type="float" office:value="0.333339" calcext:value-type="float">
            <text:p>0,333339</text:p>
          </table:table-cell>
          <table:table-cell office:value-type="float" office:value="0.333333" calcext:value-type="float">
            <text:p>0,333333</text:p>
          </table:table-cell>
          <table:table-cell table:formula="of:=[.F5]-[.G5]" office:value-type="float" office:value="0.000006000000000006" calcext:value-type="float">
            <text:p>0,000006</text:p>
          </table:table-cell>
          <table:table-cell table:formula="of:=[.H5]/[.G5]" office:value-type="float" office:value="0.000018000018000036" calcext:value-type="float">
            <text:p>0,000018</text:p>
          </table:table-cell>
          <table:table-cell table:formula="of:=[.D5]-[.C5]" office:value-type="float" office:value="-0.0000000199999999998812" calcext:value-type="float">
            <text:p>-0,00000002</text:p>
          </table:table-cell>
          <table:table-cell table:formula="of:=[.J5]/[.C5]" office:value-type="float" office:value="-0.0000153600393216094" calcext:value-type="float">
            <text:p>-0,000015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0.000325521" calcext:value-type="float">
            <text:p>0,000325521</text:p>
          </table:table-cell>
          <table:table-cell office:value-type="float" office:value="0.000325501" calcext:value-type="float">
            <text:p>0,000325501</text:p>
          </table:table-cell>
          <table:table-cell office:value-type="string" calcext:value-type="string">
            <text:p><text:s/>true</text:p>
          </table:table-cell>
          <table:table-cell office:value-type="float" office:value="0.333355" calcext:value-type="float">
            <text:p>0,333355</text:p>
          </table:table-cell>
          <table:table-cell office:value-type="float" office:value="0.333333" calcext:value-type="float">
            <text:p>0,333333</text:p>
          </table:table-cell>
          <table:table-cell table:formula="of:=[.F6]-[.G6]" office:value-type="float" office:value="0.000022000000000022" calcext:value-type="float">
            <text:p>0,000022</text:p>
          </table:table-cell>
          <table:table-cell table:formula="of:=[.H6]/[.G6]" office:value-type="float" office:value="0.000066000066000132" calcext:value-type="float">
            <text:p>6,6000066000132E-005</text:p>
          </table:table-cell>
          <table:table-cell table:formula="of:=[.D6]-[.C6]" office:value-type="float" office:value="-0.0000000199999999999896" calcext:value-type="float">
            <text:p>-0,00000002</text:p>
          </table:table-cell>
          <table:table-cell table:formula="of:=[.J6]/[.C6]" office:value-type="float" office:value="-0.0000614399685427043" calcext:value-type="float">
            <text:p>-0,0000614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table:style-name="ce1" office:value-type="float" office:value="0.0000813802" calcext:value-type="float">
            <text:p>8,14E-005</text:p>
          </table:table-cell>
          <table:table-cell table:style-name="ce1" office:value-type="float" office:value="0.0000813603" calcext:value-type="float">
            <text:p>8,14E-005</text:p>
          </table:table-cell>
          <table:table-cell office:value-type="string" calcext:value-type="string">
            <text:p><text:s/>true</text:p>
          </table:table-cell>
          <table:table-cell office:value-type="float" office:value="0.333419" calcext:value-type="float">
            <text:p>0,333419</text:p>
          </table:table-cell>
          <table:table-cell office:value-type="float" office:value="0.333333" calcext:value-type="float">
            <text:p>0,333333</text:p>
          </table:table-cell>
          <table:table-cell table:formula="of:=[.F7]-[.G7]" office:value-type="float" office:value="0.000085999999999975" calcext:value-type="float">
            <text:p>0,000086</text:p>
          </table:table-cell>
          <table:table-cell table:formula="of:=[.H7]/[.G7]" office:value-type="float" office:value="0.000258000258000183" calcext:value-type="float">
            <text:p>0,0002580003</text:p>
          </table:table-cell>
          <table:table-cell table:formula="of:=[.D7]-[.C7]" office:value-type="float" office:value="-0.0000000198999999999962" calcext:value-type="float">
            <text:p>-1,98999999999962E-008</text:p>
          </table:table-cell>
          <table:table-cell table:formula="of:=[.J7]/[.C7]" office:value-type="float" office:value="-0.000244531225039951" calcext:value-type="float">
            <text:p>-0,00024453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401" calcext:value-type="float">
            <text:p>16401</text:p>
          </table:table-cell>
          <table:table-cell table:style-name="ce1" office:value-type="float" office:value="0.0000203451" calcext:value-type="float">
            <text:p>2,03E-005</text:p>
          </table:table-cell>
          <table:table-cell table:style-name="ce1" office:value-type="float" office:value="0.0000203252" calcext:value-type="float">
            <text:p>2,03E-005</text:p>
          </table:table-cell>
          <table:table-cell office:value-type="string" calcext:value-type="string">
            <text:p><text:s/>true</text:p>
          </table:table-cell>
          <table:table-cell office:value-type="float" office:value="0.333676" calcext:value-type="float">
            <text:p>0,333676</text:p>
          </table:table-cell>
          <table:table-cell office:value-type="float" office:value="0.333333" calcext:value-type="float">
            <text:p>0,333333</text:p>
          </table:table-cell>
          <table:table-cell table:formula="of:=[.F8]-[.G8]" office:value-type="float" office:value="0.000342999999999982" calcext:value-type="float">
            <text:p>0,000343</text:p>
          </table:table-cell>
          <table:table-cell table:formula="of:=[.H8]/[.G8]" office:value-type="float" office:value="0.00102900102900098" calcext:value-type="float">
            <text:p>0,001029001</text:p>
          </table:table-cell>
          <table:table-cell table:formula="of:=[.D8]-[.C8]" office:value-type="float" office:value="-0.000000019900000000003" calcext:value-type="float">
            <text:p>-1,9900000000003E-008</text:p>
          </table:table-cell>
          <table:table-cell table:formula="of:=[.J8]/[.C8]" office:value-type="float" office:value="-0.000978122496326043" calcext:value-type="float">
            <text:p>-0,000978122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5793" calcext:value-type="float">
            <text:p>65793</text:p>
          </table:table-cell>
          <table:table-cell table:style-name="ce1" office:value-type="float" office:value="0.00000508626" calcext:value-type="float">
            <text:p>5,09E-006</text:p>
          </table:table-cell>
          <table:table-cell table:style-name="ce1" office:value-type="float" office:value="0.00000506639" calcext:value-type="float">
            <text:p>5,07E-006</text:p>
          </table:table-cell>
          <table:table-cell office:value-type="string" calcext:value-type="string">
            <text:p><text:s/>true</text:p>
          </table:table-cell>
          <table:table-cell office:value-type="float" office:value="0.334708" calcext:value-type="float">
            <text:p>0,334708</text:p>
          </table:table-cell>
          <table:table-cell office:value-type="float" office:value="0.333333" calcext:value-type="float">
            <text:p>0,333333</text:p>
          </table:table-cell>
          <table:table-cell table:formula="of:=[.F9]-[.G9]" office:value-type="float" office:value="0.00137500000000002" calcext:value-type="float">
            <text:p>0,001375</text:p>
          </table:table-cell>
          <table:table-cell table:formula="of:=[.H9]/[.G9]" office:value-type="float" office:value="0.00412500412500417" calcext:value-type="float">
            <text:p>0,0041250041</text:p>
          </table:table-cell>
          <table:table-cell table:formula="of:=[.D9]-[.C9]" office:value-type="float" office:value="-0.00000001987" calcext:value-type="float">
            <text:p>-1,987E-008</text:p>
          </table:table-cell>
          <table:table-cell table:formula="of:=[.J9]/[.C9]" office:value-type="float" office:value="-0.00390660328020983" calcext:value-type="float">
            <text:p>-0,00390660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6305" calcext:value-type="float">
            <text:p>266305</text:p>
          </table:table-cell>
          <table:table-cell table:style-name="ce1" office:value-type="float" office:value="0.00000127157" calcext:value-type="float">
            <text:p>1,27E-006</text:p>
          </table:table-cell>
          <table:table-cell table:style-name="ce1" office:value-type="float" office:value="0.0000012517" calcext:value-type="float">
            <text:p>1,25E-006</text:p>
          </table:table-cell>
          <table:table-cell office:value-type="string" calcext:value-type="string">
            <text:p><text:s/>true</text:p>
          </table:table-cell>
          <table:table-cell office:value-type="float" office:value="0.338921" calcext:value-type="float">
            <text:p>0,338921</text:p>
          </table:table-cell>
          <table:table-cell office:value-type="float" office:value="0.333333" calcext:value-type="float">
            <text:p>0,333333</text:p>
          </table:table-cell>
          <table:table-cell table:formula="of:=[.F10]-[.G10]" office:value-type="float" office:value="0.00558799999999998" calcext:value-type="float">
            <text:p>0,005588</text:p>
          </table:table-cell>
          <table:table-cell table:formula="of:=[.H10]/[.G10]" office:value-type="float" office:value="0.0167640167640167" calcext:value-type="float">
            <text:p>0,0167640168</text:p>
          </table:table-cell>
          <table:table-cell table:formula="of:=[.D10]-[.C10]" office:value-type="float" office:value="-0.00000001987" calcext:value-type="float">
            <text:p>-1,987E-008</text:p>
          </table:table-cell>
          <table:table-cell table:formula="of:=[.J10]/[.C10]" office:value-type="float" office:value="-0.0156263516754878" calcext:value-type="float">
            <text:p>-0,01562635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18481" calcext:value-type="float">
            <text:p>1118481</text:p>
          </table:table-cell>
          <table:table-cell table:style-name="ce1" office:value-type="float" office:value="0.000000317891" calcext:value-type="float">
            <text:p>3,18E-007</text:p>
          </table:table-cell>
          <table:table-cell table:style-name="ce1" office:value-type="float" office:value="0.000000298023" calcext:value-type="float">
            <text:p>2,98E-007</text:p>
          </table:table-cell>
          <table:table-cell office:value-type="string" calcext:value-type="string">
            <text:p><text:s/>true</text:p>
          </table:table-cell>
          <table:table-cell office:value-type="float" office:value="0.357206" calcext:value-type="float">
            <text:p>0,357206</text:p>
          </table:table-cell>
          <table:table-cell office:value-type="float" office:value="0.333333" calcext:value-type="float">
            <text:p>0,333333</text:p>
          </table:table-cell>
          <table:table-cell table:formula="of:=[.F11]-[.G11]" office:value-type="float" office:value="0.023873" calcext:value-type="float">
            <text:p>0,023873</text:p>
          </table:table-cell>
          <table:table-cell table:formula="of:=[.H11]/[.G11]" office:value-type="float" office:value="0.0716190716190715" calcext:value-type="float">
            <text:p>0,0716190716</text:p>
          </table:table-cell>
          <table:table-cell table:formula="of:=[.D11]-[.C11]" office:value-type="float" office:value="-0.000000019868" calcext:value-type="float">
            <text:p>-1,9868E-008</text:p>
          </table:table-cell>
          <table:table-cell table:formula="of:=[.J11]/[.C11]" office:value-type="float" office:value="-0.0624994101751859" calcext:value-type="float">
            <text:p>-0,062499410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592405" calcext:value-type="float">
            <text:p>5592405</text:p>
          </table:table-cell>
          <table:table-cell table:style-name="ce1" office:value-type="float" office:value="0.0000000794729" calcext:value-type="float">
            <text:p>7,95E-008</text:p>
          </table:table-cell>
          <table:table-cell table:style-name="ce1" office:value-type="float" office:value="0.0000000596046" calcext:value-type="float">
            <text:p>5,96E-008</text:p>
          </table:table-cell>
          <table:table-cell office:value-type="string" calcext:value-type="string">
            <text:p><text:s/>true</text:p>
          </table:table-cell>
          <table:table-cell office:value-type="float" office:value="0.461056" calcext:value-type="float">
            <text:p>0,461056</text:p>
          </table:table-cell>
          <table:table-cell office:value-type="float" office:value="0.333333" calcext:value-type="float">
            <text:p>0,333333</text:p>
          </table:table-cell>
          <table:table-cell table:formula="of:=[.F12]-[.G12]" office:value-type="float" office:value="0.127723" calcext:value-type="float">
            <text:p>0,127723</text:p>
          </table:table-cell>
          <table:table-cell table:formula="of:=[.H12]/[.G12]" office:value-type="float" office:value="0.383169383169383" calcext:value-type="float">
            <text:p>0,3831693832</text:p>
          </table:table-cell>
          <table:table-cell table:formula="of:=[.D12]-[.C12]" office:value-type="float" office:value="-0.0000000198683" calcext:value-type="float">
            <text:p>-1,98683E-008</text:p>
          </table:table-cell>
          <table:table-cell table:formula="of:=[.J12]/[.C12]" office:value-type="float" office:value="-0.250000943717921" calcext:value-type="float">
            <text:p>-0,2500009437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8T20:11:13.000557842</dc:date>
    <meta:generator>LibreOffice/4.1.6.2$Linux_X86_64 LibreOffice_project/410m0$Build-2</meta:generator>
    <meta:editing-duration>PT2H53M11S</meta:editing-duration>
    <meta:editing-cycles>2</meta:editing-cycles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5000000" chart:interval-major="2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0.3" chart:maximum="0.4" chart:interval-major="0.1" chart:interval-minor-divisor="2" chart:reverse-direction="false" text:line-break="false" chart:axis-position="0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>
        <chart:symbol-image xlink:href="Pictures/2000000D000000DD000000DD60E35BAE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>
        <chart:symbol-image xlink:href="Pictures/2000000D000000DD000000DDAA9CCF35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3cm" svg:height="9.739cm" xlink:href=".." xlink:type="simple" chart:class="chart:scatter" chart:style-name="ch1">
        <chart:legend svg:x="17.379cm" svg:y="2.424cm" style:legend-expansion="custom" chartooo:width="4.04cm" chartooo:height="3.818cm" style:legend-expansion-aspect-ratio="1.05814562598219" chart:style-name="ch2"/>
        <chart:plot-area chart:style-name="ch3" table:cell-range-address="Лист1.A1:Лист1.A12 Лист1.H1:Лист1.I12 Лист1.K1:Лист1.K12" chart:data-source-has-labels="row" svg:x="2.286cm" svg:y="0.907cm" svg:width="14.721cm" svg:height="7.04cm">
          <chartooo:coordinate-region svg:x="3.119cm" svg:y="1.106cm" svg:width="13.888cm" svg:height="6.642cm"/>
          <chart:axis chart:dimension="x" chart:name="primary-x" chart:style-name="ch4">
            <chart:title svg:x="16.398cm" svg:y="8.089cm" chart:style-name="ch5">
              <text:p>Число шагов</text:p>
            </chart:title>
            <chart:grid chart:style-name="ch6" chart:class="major"/>
          </chart:axis>
          <chart:axis chart:dimension="y" chart:name="primary-y" chart:style-name="ch7">
            <chart:title svg:x="1.367cm" svg:y="5.244cm" chart:style-name="ch8">
              <text:p>Погрешность результата</text:p>
            </chart:title>
            <chart:grid chart:style-name="ch6" chart:class="major"/>
          </chart:axis>
          <chart:series chart:style-name="ch9" chart:values-cell-range-address="Лист1.H2:Лист1.H12" chart:label-cell-address="Лист1.H1:Лист1.H1" chart:class="chart:scatter">
            <chart:domain table:cell-range-address="Лист1.A2:Лист1.A12"/>
            <chart:data-point chart:repeated="11"/>
          </chart:series>
          <chart:series chart:style-name="ch10" chart:values-cell-range-address="Лист1.I2:Лист1.I12" chart:label-cell-address="Лист1.I1:Лист1.I1" chart:class="chart:scatter">
            <chart:data-point chart:repeated="11"/>
          </chart:series>
          <chart:series chart:style-name="ch11" chart:values-cell-range-address="Лист1.K2:Лист1.K12" chart:label-cell-address="Лист1.K1:Лист1.K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бсолютная погрешность</text:p>
                <draw:g>
                  <svg:desc>Лист1.H1:Лист1.H1</svg:desc>
                </draw:g>
              </table:table-cell>
              <table:table-cell office:value-type="string">
                <text:p>Относительная погрешность</text:p>
                <draw:g>
                  <svg:desc>Лист1.I1:Лист1.I1</svg:desc>
                </draw:g>
              </table:table-cell>
              <table:table-cell office:value-type="string">
                <text:p>Относительная погрешность dx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1.A2:Лист1.A12</svg:desc>
                </draw:g>
              </table:table-cell>
              <table:table-cell office:value-type="float" office:value="0">
                <text:p>0</text:p>
                <draw:g>
                  <svg:desc>Лист1.H2:Лист1.H12</svg:desc>
                </draw:g>
              </table:table-cell>
              <table:table-cell office:value-type="float" office:value="0">
                <text:p>0</text:p>
                <draw:g>
                  <svg:desc>Лист1.I2:Лист1.I12</svg:desc>
                </draw:g>
              </table:table-cell>
              <table:table-cell office:value-type="float" office:value="0">
                <text:p>0</text:p>
                <draw:g>
                  <svg:desc>Лист1.K2:Лист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0999999999973245">
                <text:p>0.000000999999999973245</text:p>
              </table:table-cell>
              <table:table-cell office:value-type="float" office:value="0.00000300000299992273">
                <text:p>0.0000030000029999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002000000000002">
                <text:p>0.000002000000000002</text:p>
              </table:table-cell>
              <table:table-cell office:value-type="float" office:value="0.000006000006000012">
                <text:p>0.000006000006000012</text:p>
              </table:table-cell>
              <table:table-cell office:value-type="float" office:value="-0.00000384000245757877">
                <text:p>-0.00000384000245757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0006000000000006">
                <text:p>0.000006000000000006</text:p>
              </table:table-cell>
              <table:table-cell office:value-type="float" office:value="0.000018000018000036">
                <text:p>0.000018000018000036</text:p>
              </table:table-cell>
              <table:table-cell office:value-type="float" office:value="-0.0000153600393216094">
                <text:p>-0.0000153600393216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00022000000000022">
                <text:p>0.000022000000000022</text:p>
              </table:table-cell>
              <table:table-cell office:value-type="float" office:value="0.000066000066000132">
                <text:p>0.000066000066000132</text:p>
              </table:table-cell>
              <table:table-cell office:value-type="float" office:value="-0.0000614399685427043">
                <text:p>-0.0000614399685427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000085999999999975">
                <text:p>0.000085999999999975</text:p>
              </table:table-cell>
              <table:table-cell office:value-type="float" office:value="0.000258000258000183">
                <text:p>0.000258000258000183</text:p>
              </table:table-cell>
              <table:table-cell office:value-type="float" office:value="-0.000244531225039951">
                <text:p>-0.000244531225039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0.000342999999999982">
                <text:p>0.000342999999999982</text:p>
              </table:table-cell>
              <table:table-cell office:value-type="float" office:value="0.00102900102900098">
                <text:p>0.00102900102900098</text:p>
              </table:table-cell>
              <table:table-cell office:value-type="float" office:value="-0.000978122496326043">
                <text:p>-0.000978122496326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0.00137500000000002">
                <text:p>0.00137500000000002</text:p>
              </table:table-cell>
              <table:table-cell office:value-type="float" office:value="0.00412500412500417">
                <text:p>0.00412500412500417</text:p>
              </table:table-cell>
              <table:table-cell office:value-type="float" office:value="-0.00390660328020983">
                <text:p>-0.00390660328020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0.00558799999999998">
                <text:p>0.00558799999999998</text:p>
              </table:table-cell>
              <table:table-cell office:value-type="float" office:value="0.0167640167640167">
                <text:p>0.0167640167640167</text:p>
              </table:table-cell>
              <table:table-cell office:value-type="float" office:value="-0.0156263516754878">
                <text:p>-0.0156263516754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8576">
                <text:p>1048576</text:p>
              </table:table-cell>
              <table:table-cell office:value-type="float" office:value="0.023873">
                <text:p>0.023873</text:p>
              </table:table-cell>
              <table:table-cell office:value-type="float" office:value="0.0716190716190715">
                <text:p>0.0716190716190715</text:p>
              </table:table-cell>
              <table:table-cell office:value-type="float" office:value="-0.0624994101751859">
                <text:p>-0.0624994101751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94304">
                <text:p>4194304</text:p>
              </table:table-cell>
              <table:table-cell office:value-type="float" office:value="0.127723">
                <text:p>0.127723</text:p>
              </table:table-cell>
              <table:table-cell office:value-type="float" office:value="0.383169383169383">
                <text:p>0.383169383169383</text:p>
              </table:table-cell>
              <table:table-cell office:value-type="float" office:value="-0.250000943717921">
                <text:p>-0.250000943717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